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dobe Devanagari" svg:font-family="'Adobe Devanagari'" style:font-family-generic="system" style:font-pitch="variable"/>
    <style:font-face style:name="Adobe Heiti Std R" svg:font-family="'Adobe Heiti Std R'"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deab7" officeooo:paragraph-rsid="00327a7c"/>
    </style:style>
    <style:style style:name="P2" style:family="paragraph" style:parent-style-name="Standard">
      <style:text-properties officeooo:paragraph-rsid="002d8105"/>
    </style:style>
    <style:style style:name="P3" style:family="paragraph" style:parent-style-name="Standard">
      <style:text-properties officeooo:paragraph-rsid="0037951d"/>
    </style:style>
    <style:style style:name="P4" style:family="paragraph" style:parent-style-name="Standard">
      <style:text-properties officeooo:paragraph-rsid="002c5245"/>
    </style:style>
    <style:style style:name="P5" style:family="paragraph" style:parent-style-name="Standard">
      <style:text-properties style:font-name="DejaVu Sans" officeooo:paragraph-rsid="0021914e"/>
    </style:style>
    <style:style style:name="P6" style:family="paragraph" style:parent-style-name="Standard">
      <style:text-properties style:font-name="DejaVu Sans" officeooo:rsid="0021418f" officeooo:paragraph-rsid="0021914e"/>
    </style:style>
    <style:style style:name="P7" style:family="paragraph" style:parent-style-name="Standard">
      <style:text-properties style:font-name="DejaVu Sans" officeooo:rsid="0021418f" officeooo:paragraph-rsid="0033744e"/>
    </style:style>
    <style:style style:name="P8" style:family="paragraph" style:parent-style-name="Standard">
      <style:text-properties style:font-name="DejaVu Sans" officeooo:paragraph-rsid="00357238"/>
    </style:style>
    <style:style style:name="P9" style:family="paragraph" style:parent-style-name="Standard">
      <style:text-properties style:font-name="DejaVu Sans" officeooo:rsid="0021914e" officeooo:paragraph-rsid="00357238"/>
    </style:style>
    <style:style style:name="P10" style:family="paragraph" style:parent-style-name="Standard">
      <style:text-properties style:font-name="DejaVu Sans" officeooo:paragraph-rsid="0036af16"/>
    </style:style>
    <style:style style:name="P11" style:family="paragraph" style:parent-style-name="Standard">
      <style:text-properties style:font-name="DejaVu Sans" officeooo:rsid="0022a06e" officeooo:paragraph-rsid="0036af16"/>
    </style:style>
    <style:style style:name="P12" style:family="paragraph" style:parent-style-name="Standard">
      <style:text-properties style:font-name="DejaVu Sans" officeooo:rsid="0036af16" officeooo:paragraph-rsid="0036af16"/>
    </style:style>
    <style:style style:name="P13" style:family="paragraph" style:parent-style-name="Standard">
      <style:text-properties style:font-name="DejaVu Sans" officeooo:paragraph-rsid="0025a79f"/>
    </style:style>
    <style:style style:name="P14" style:family="paragraph" style:parent-style-name="Standard">
      <style:text-properties style:font-name="DejaVu Sans" officeooo:rsid="0025a79f" officeooo:paragraph-rsid="0025a79f"/>
    </style:style>
    <style:style style:name="P15" style:family="paragraph" style:parent-style-name="Standard">
      <style:text-properties style:font-name="DejaVu Sans" officeooo:rsid="0025a79f" officeooo:paragraph-rsid="00270d5b"/>
    </style:style>
    <style:style style:name="P16" style:family="paragraph" style:parent-style-name="Standard">
      <style:text-properties style:font-name="DejaVu Sans" officeooo:rsid="0025a79f" officeooo:paragraph-rsid="0028c11f"/>
    </style:style>
    <style:style style:name="P17" style:family="paragraph" style:parent-style-name="Standard">
      <style:text-properties style:font-name="DejaVu Sans" officeooo:rsid="0025a79f" officeooo:paragraph-rsid="002c2544"/>
    </style:style>
    <style:style style:name="P18" style:family="paragraph" style:parent-style-name="Standard">
      <style:text-properties style:font-name="DejaVu Sans" officeooo:rsid="0025a79f" officeooo:paragraph-rsid="00305c90"/>
    </style:style>
    <style:style style:name="P19" style:family="paragraph" style:parent-style-name="Standard">
      <style:text-properties style:font-name="DejaVu Sans" officeooo:rsid="0037951d" officeooo:paragraph-rsid="0037951d"/>
    </style:style>
    <style:style style:name="P20" style:family="paragraph" style:parent-style-name="Standard">
      <style:text-properties style:font-name="DejaVu Sans" officeooo:paragraph-rsid="002d8105"/>
    </style:style>
    <style:style style:name="P21" style:family="paragraph" style:parent-style-name="Standard">
      <style:text-properties style:font-name="DejaVu Sans" officeooo:rsid="00305c90" officeooo:paragraph-rsid="00305c90"/>
    </style:style>
    <style:style style:name="P22" style:family="paragraph" style:parent-style-name="Standard">
      <style:text-properties style:font-name="DejaVu Sans" officeooo:paragraph-rsid="002c5245"/>
    </style:style>
    <style:style style:name="P23" style:family="paragraph" style:parent-style-name="Standard">
      <style:text-properties style:font-name="DejaVu Sans" officeooo:rsid="0038bd62" officeooo:paragraph-rsid="0038bd62"/>
    </style:style>
    <style:style style:name="P24" style:family="paragraph" style:parent-style-name="Standard">
      <style:text-properties style:font-name="DejaVu Sans" officeooo:rsid="0028c11f" officeooo:paragraph-rsid="0028c11f"/>
    </style:style>
    <style:style style:name="P25" style:family="paragraph" style:parent-style-name="Standard">
      <style:text-properties fo:font-weight="bold" officeooo:rsid="003a13a8" officeooo:paragraph-rsid="003a13a8" style:font-weight-asian="bold" style:font-weight-complex="bold"/>
    </style:style>
    <style:style style:name="P26" style:family="paragraph" style:parent-style-name="Text_20_body">
      <style:text-properties fo:font-weight="bold" style:font-weight-asian="bold" style:font-weight-complex="bold"/>
    </style:style>
    <style:style style:name="P27" style:family="paragraph" style:parent-style-name="Heading_20_1">
      <style:text-properties style:font-name="DejaVu Sans"/>
    </style:style>
    <style:style style:name="T1" style:family="text">
      <style:text-properties officeooo:rsid="0036af16"/>
    </style:style>
    <style:style style:name="T2" style:family="text">
      <style:text-properties officeooo:rsid="001deab7"/>
    </style:style>
    <style:style style:name="T3" style:family="text">
      <style:text-properties officeooo:rsid="0022525d"/>
    </style:style>
    <style:style style:name="T4" style:family="text">
      <style:text-properties officeooo:rsid="0021914e"/>
    </style:style>
    <style:style style:name="T5" style:family="text">
      <style:text-properties officeooo:rsid="0022a06e"/>
    </style:style>
    <style:style style:name="T6" style:family="text">
      <style:text-properties officeooo:rsid="00245349"/>
    </style:style>
    <style:style style:name="T7" style:family="text">
      <style:text-properties officeooo:rsid="00270d5b"/>
    </style:style>
    <style:style style:name="T8" style:family="text">
      <style:text-properties officeooo:rsid="002c2544"/>
    </style:style>
    <style:style style:name="T9" style:family="text">
      <style:text-properties officeooo:rsid="00305c90"/>
    </style:style>
    <style:style style:name="T10" style:family="text">
      <style:text-properties officeooo:rsid="0033744e"/>
    </style:style>
    <style:style style:name="T11" style:family="text">
      <style:text-properties officeooo:rsid="00357238"/>
    </style:style>
    <style:style style:name="T12" style:family="text">
      <style:text-properties officeooo:rsid="0037951d"/>
    </style:style>
    <style:style style:name="T13" style:family="text">
      <style:text-properties officeooo:rsid="0038bd62"/>
    </style:style>
    <style:style style:name="T14" style:family="text">
      <style:text-properties style:font-name="DejaVu Sans"/>
    </style:style>
    <style:style style:name="T15" style:family="text">
      <style:text-properties style:font-name="DejaVu Sans" officeooo:rsid="0025a79f"/>
    </style:style>
    <style:style style:name="T16" style:family="text">
      <style:text-properties style:font-name="DejaVu Sans" officeooo:rsid="002d8105"/>
    </style:style>
    <style:style style:name="T17" style:family="text">
      <style:text-properties style:font-name="DejaVu Sans" officeooo:rsid="0037951d"/>
    </style:style>
    <style:style style:name="T18" style:family="text">
      <style:text-properties style:font-name="DejaVu Sans" fo:font-weight="bold" style:font-weight-asian="bold" style:font-weight-complex="bold"/>
    </style:style>
    <style:style style:name="T19" style:family="text">
      <style:text-properties style:font-name="DejaVu Sans" fo:font-weight="bold" officeooo:rsid="0028c11f" style:font-weight-asian="bold" style:font-weight-complex="bold"/>
    </style:style>
    <style:style style:name="T20" style:family="text">
      <style:text-properties style:font-name="DejaVu Sans" fo:font-weight="bold" officeooo:rsid="00270d5b" style:font-weight-asian="bold" style:font-weight-complex="bold"/>
    </style:style>
    <style:style style:name="T21" style:family="text">
      <style:text-properties style:font-name="DejaVu Sans" fo:font-weight="bold" officeooo:rsid="0021914e" style:font-weight-asian="bold" style:font-weight-complex="bold"/>
    </style:style>
    <style:style style:name="T22" style:family="text">
      <style:text-properties style:font-name="DejaVu Sans" fo:font-weight="bold" officeooo:rsid="0022525d" style:font-weight-asian="bold" style:font-weight-complex="bold"/>
    </style:style>
    <style:style style:name="T23" style:family="text">
      <style:text-properties style:font-name="DejaVu Sans" fo:font-weight="bold" officeooo:rsid="001deab7" style:font-weight-asian="bold" style:font-weight-complex="bold"/>
    </style:style>
    <style:style style:name="T24" style:family="text">
      <style:text-properties style:font-name="DejaVu Sans" fo:font-weight="bold" officeooo:rsid="002c5245" style:font-weight-asian="bold" style:font-weight-complex="bold"/>
    </style:style>
    <style:style style:name="T25" style:family="text">
      <style:text-properties style:font-name="DejaVu Sans" fo:font-weight="normal" style:font-weight-asian="normal" style:font-weight-complex="normal"/>
    </style:style>
    <style:style style:name="T26" style:family="text">
      <style:text-properties style:font-name="DejaVu Sans" fo:font-weight="normal" officeooo:rsid="003a13a8" style:font-weight-asian="normal" style:font-weight-complex="normal"/>
    </style:style>
    <style:style style:name="T27" style:family="text">
      <style:text-properties style:font-name="DejaVu Sans" fo:font-weight="normal" officeooo:rsid="003a47a8"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SEMAINE 1</text:h>
      <text:p text:style-name="Text_20_body"><text:span text:style-name="T23">1.1 <text:s/></text:span><text:span text:style-name="T18">L'algorithme de «clamping» de la position devra être appliqué dans d'autres contextes que celui de la construction. Comment le coder pour que sa réutilisation dans une autre méthode de la classe </text:span><text:span text:style-name="Teletype"><text:span text:style-name="T18">Collider</text:span></text:span><text:span text:style-name="T18"> n'implique pas de duplication de code ?</text:span></text:p>
      <text:p text:style-name="P5"/>
      <text:p text:style-name="P5"><text:span text:style-name="T2"><text:tab/>Il s'agira ici de définir l'algorithme clamping comme une méthode de la classe Collider. On pourra donc faire appel au clamping à tout moments dans d'autres méthodes de la classe. </text:span></text:p>
      <text:p text:style-name="P5"/>
      <text:p text:style-name="P5"/>
      <text:p text:style-name="P26"><text:span text:style-name="T2">1.2 <text:s/></text:span>Comment utiliser des boucles pour éviter d'avoir un code trop répétitif dans la mise en oeuvre de cet algorithme <text:span text:style-name="T10">directionTo()</text:span> ?</text:p>
      <text:p text:style-name="P6"/>
      <text:p text:style-name="P7"><text:tab/>N<text:span text:style-name="T10">ous allons créer un std::</text:span>vector <text:span text:style-name="T10"><text:s/>tel que ses elements pourraient multiplier les variables ‘width’ et ‘height’ pour donner les positions relatives possibles de la position vers laquelle on souhaite calculer le vecteur direction. Ensuite, on utilise une boucle pour itérer sur ce std::vector et calculer les positions relatives, ainsi que la distance vers ces positions.</text:span></text:p>
      <text:p text:style-name="P5"/>
      <text:p text:style-name="P5"/>
      <text:p text:style-name="P26"><text:span text:style-name="T2">1.3 <text:s/></text:span>Quels arguments de méthodes, parmi celles qu'il vous été demandé de coder ci-dessus, vous semble-t-il judicieux de passer par référence constante ?</text:p>
      <text:p text:style-name="P5"/>
      <text:p text:style-name="P8"><text:span text:style-name="T4"><text:tab/>Les arguments des méthodes :</text:span></text:p>
      <text:p text:style-name="P9">- Collider ::directionTo(const Vec2d&amp; to) const</text:p>
      <text:p text:style-name="P9">- Collider ::directionTo(const Collider&amp; other) const</text:p>
      <text:p text:style-name="P9">- Collider ::distanceTo(const Vec2d&amp; to) const</text:p>
      <text:p text:style-name="P8">- C<text:span text:style-name="T11">ollider ::distanceTo(const Collider&amp; other) const</text:span></text:p>
      <text:p text:style-name="P8">- C<text:span text:style-name="T11">ollider ::move(const Vec2d&amp; dx)</text:span></text:p>
      <text:p text:style-name="P9">- Collider ::opérateur+=(const Vec2d&amp; dx)</text:p>
      <text:p text:style-name="P9">Dans toutes ces méthodes, aucun des arguments n’est modifié lors de l’appel à la méthode. On peut donc les passer tant que constants, et comme il s’agit d’objets, il serait efficace de les passer par référence.</text:p>
      <text:p text:style-name="P5"/>
      <text:p text:style-name="P5"/>
      <text:p text:style-name="Text_20_body"><text:span text:style-name="T23">1.4 <text:s/></text:span><text:span text:style-name="T18">Quelles méthodes parmi celles que l'on vous a demandé de coder ci-dessus vous semble-t-il judicieux de déclarer comme </text:span><text:span text:style-name="Teletype"><text:span text:style-name="T18">const</text:span></text:span><text:span text:style-name="T18"> ?</text:span></text:p>
      <text:p text:style-name="P5"/>
      <text:p text:style-name="P5"><text:span text:style-name="T4"><text:tab/>De la même manière, toutes les méthodes à l'exception de la méthode move et de sa surcharge via l'opérateur += peuvent être déclarées comme </text:span><text:soft-page-break/><text:span text:style-name="T4">const: elles ne modifient rien aux attributs de la classe.</text:span></text:p>
      <text:p text:style-name="P5"/>
      <text:p text:style-name="P5"/>
      <text:p text:style-name="Text_20_body"><text:span text:style-name="T22">1.5 <text:s/></text:span><text:span text:style-name="T18">Comment coder les trois opérateurs précédemment décrits en évitant toute duplication de code dans le fichier </text:span><text:span text:style-name="Teletype"><text:span text:style-name="T18">Collider.cpp</text:span></text:span><text:span text:style-name="T18"> ?</text:span></text:p>
      <text:p text:style-name="P5"/>
      <text:p text:style-name="P5"><text:span text:style-name="T5"><text:tab/>Pour éviter toute duplication du code, il faudra simplement que les méthodes retournent un appel aux méthodes booléennes codées précedemment : isColliding, isPointinside, isColliderinside.</text:span></text:p>
      <text:p text:style-name="P5"/>
      <text:p text:style-name="P5"/>
      <text:p text:style-name="P26"><text:span text:style-name="T3">1.6 <text:s/></text:span>Quelle surcharge choisissez-vous pour les opérateurs qu'il vous a été demandé de coder (interne ou externe) et comment justifiez-vous ce choix ?</text:p>
      <text:p text:style-name="P5"/>
      <text:p text:style-name="P10">→ <text:span text:style-name="T5">Nous opterons pour des surcharges interne pour les opérateurs</text:span></text:p>
      <text:p text:style-name="P11">- operator&gt;</text:p>
      <text:p text:style-name="P11">- operator|</text:p>
      <text:p text:style-name="P11">- operator=</text:p>
      <text:p text:style-name="P11">- operator+=</text:p>
      <text:p text:style-name="P12">car ils opèrent sur les attributs de la classe, et comme les attributs sont privés, il faut que ces opérateurs soient dans la classe pour éviter de lui faire trop d’amis.</text:p>
      <text:p text:style-name="P12">L’operator&lt;&lt; opère sur un flot std::cout qui est a l’exterieur de la classe, et peut obtenir l’information dont il a besoin par des getter, il sera donc surchargé en externe.</text:p>
      <text:p text:style-name="P5"/>
      <text:p text:style-name="P5"/>
      <text:p text:style-name="P26"><text:span text:style-name="T4">1.7 <text:s/></text:span>Quels arguments de méthodes, parmi celles qu'il vous été demandé de coder ci-dessus, vous semble-t-il judicieux de passer par référence constante ?</text:p>
      <text:p text:style-name="P5"/>
      <text:p text:style-name="P13">→ <text:span text:style-name="T6">Il semble judicieux de passer par référence les arguments de toutes les méthodes : aucune des méthodes ne fait d'opérations modifiant les arguments donnés.</text:span></text:p>
      <text:p text:style-name="P5"/>
      <text:p text:style-name="P5"/>
      <text:p text:style-name="Text_20_body"><text:span text:style-name="T21">1.8 <text:s/></text:span><text:span text:style-name="T18">Quelles méthodes parmi celles que l'on vous a demandé de coder ci-dessus vous semble-t-il judicieux de déclarer comme </text:span><text:span text:style-name="Teletype"><text:span text:style-name="T18">const</text:span></text:span><text:span text:style-name="T18"> ?</text:span></text:p>
      <text:p text:style-name="P14"/>
      <text:p text:style-name="P14"><text:span text:style-name="T12">Les méthodes :</text:span></text:p>
      <text:p text:style-name="P14">- <text:span text:style-name="T12">operator&gt;</text:span></text:p>
      <text:p text:style-name="P14">- <text:span text:style-name="T12">operator|</text:span></text:p>
      <text:p text:style-name="P19">ne changed pas les attributs de la classe, donc peuvent être const.</text:p>
      <text:p text:style-name="P19"><text:soft-page-break/>La méthode operator&lt;&lt; n’appartient pas à la classe et donc ne peut pas être const.</text:p>
      <text:p text:style-name="P19">Les autres méthodes (= et +=) changend les attributs, et donc ne peuvent pas être const.</text:p>
      <text:p text:style-name="P14"/>
      <text:p text:style-name="P14"/>
      <text:h text:style-name="Heading_20_1" text:outline-level="1">S<text:span text:style-name="T7">EMAINE 2 &amp; 3:</text:span></text:h>
      <text:p text:style-name="P14"/>
      <text:p text:style-name="Text_20_body"><text:span text:style-name="T20">2.1 </text:span><text:span text:style-name="T18">Quelle taille donnez-vous à </text:span><text:span text:style-name="Teletype"><text:span text:style-name="T18">cells_</text:span></text:span><text:span text:style-name="T18">?</text:span></text:p>
      <text:p text:style-name="P14"/>
      <text:p text:style-name="P15"><text:span text:style-name="T7"><text:tab/>En toute logique, la taille correspond au nombre de cellules dans notre grille. La grille est carrée, le nombre de cellules est <text:s/>donc le nombre de cellules par ligne au carré (nombre de cellules existantes).</text:span></text:p>
      <text:p text:style-name="P15"/>
      <text:p text:style-name="P15"/>
      <text:p text:style-name="Text_20_body"><text:span text:style-name="T19">2.2 </text:span><text:span text:style-name="T18">Ecrire </text:span><text:span text:style-name="Teletype"><text:span text:style-name="T18">getAppConfig()["simulation"]["world"]</text:span></text:span><text:span text:style-name="T18"> partout où l'on souhaite accéder à des paramètres du terrain est fastidieux. Comment proposez-vous de faciliter l'accès aux paramètre</text:span><text:span text:style-name="T19">s ?</text:span></text:p>
      <text:p text:style-name="P20"/>
      <text:p text:style-name="P2"><text:span text:style-name="T15"><text:tab/>Nous avons construit une méthode simulationWorld dans la classe World qui retourne la j::Value correspondant à </text:span><text:span text:style-name="Teletype"><text:span text:style-name="T16">getAppConfig()["simulation"]["world"]. Il suffira alors de faire appel à la fonction puis de préciser quelle valeur nous souhaitons obtenir.</text:span></text:span></text:p>
      <text:p text:style-name="P3"><text:span text:style-name="Teletype"><text:span text:style-name="T17">On aurait aussi créer une variable qui serait remplacée à la compliation par un message au compliateur #define, mais cela n’est pas de la bonne pratique et manque en clarté pour un utilisateur.</text:span></text:span></text:p>
      <text:p text:style-name="P16"/>
      <text:p text:style-name="P16"/>
      <text:p text:style-name="P26"><text:span text:style-name="T8">2.3 </text:span>Quelles méthodes seront invoquées pour réaliser ces initialisations et dans quel ordre?</text:p>
      <text:p text:style-name="P17"/>
      <text:p text:style-name="P18"><text:span text:style-name="T9"><text:tab/>Nous invoquerons les méthodes suivantes dans l'ordre dans lequel elles sont présentées :</text:span></text:p>
      <text:p text:style-name="P21"><text:tab/>reloadConfig,</text:p>
      <text:p text:style-name="P21"><text:tab/><text:tab/><text:span text:style-name="T13">pour lire le fichier de config</text:span></text:p>
      <text:p text:style-name="P21"><text:tab/>reloadCacheStructure,</text:p>
      <text:p text:style-name="P21"><text:tab/><text:tab/><text:span text:style-name="T13">pour créer les textures Roche, Eau et Herbe, puis le cache avec les données du fichier <text:tab/><text:tab/>de config</text:span></text:p>
      <text:p text:style-name="P21"><text:tab/>updateCache. </text:p>
      <text:p text:style-name="P21"><text:tab/><text:tab/><text:span text:style-name="T13">Pour mettre a jour les informations du cache avec ce qu’on vient de faire</text:span></text:p>
      <text:p text:style-name="P17"/>
      <text:p text:style-name="P17"/>
      <text:p text:style-name="Text_20_body"><text:soft-page-break/><text:span text:style-name="T24">2.4 Q</text:span><text:span text:style-name="T18">uel est l'avantage d'utiliser ces méthodes plutôt que d'associer au flot de lecture, la chaîne de caractère </text:span><text:span text:style-name="Teletype"><text:span text:style-name="T18">"res/world.map"</text:span></text:span><text:span text:style-name="T18"> directement ?</text:span></text:p>
      <text:p text:style-name="P22"/>
      <text:p text:style-name="P18"><text:span text:style-name="T9"><text:tab/>Ces méthodes permettent de changer, déplacer, <text:s/>renommer les fichiers sources utilisés, <text:s/>sans qu'il soit nécessaire au programmeur utilisateur de devoir changer à nouveau la chaîne de caractère associée au flot de lecture. Ils créent aussi une interface par laquelle peut changer le ficher sans changer le code source, par exemple en donant un autre fichier de config.</text:span></text:p>
      <text:p text:style-name="P22"/>
      <text:p text:style-name="P22"/>
      <text:p text:style-name="P4"><text:span text:style-name="T24">2.5 Q</text:span><text:span text:style-name="T18">ue doit faire la méthode </text:span><text:span text:style-name="Teletype"><text:span text:style-name="T18">loadFromFile</text:span></text:span><text:span text:style-name="T18"> pour mettre à jour les attributs nécessaires au rendu graphique du terrain après l'initialisation de </text:span><text:span text:style-name="Teletype"><text:span text:style-name="T18">cells_</text:span></text:span><text:span text:style-name="T18"> depuis un fichier ?</text:span></text:p>
      <text:p text:style-name="P4"><text:span text:style-name="T25"/></text:p>
      <text:p text:style-name="P4"><text:span text:style-name="T25"><text:tab/></text:span><text:span text:style-name="T26">La méthode loadFromFile() doit créer les textures de Roche, Herbe et Eau, mais aussi mettre les cells_ pris du fichier dans le cache. Il faut donc appeler reloadCacheStructure et updateCache().</text:span></text:p>
      <text:p text:style-name="P4"><text:span text:style-name="T26"/></text:p>
      <text:p text:style-name="P25"><text:span text:style-name="T14">2.6 Comment choisissez vous de représenter l'ensemble seeds_ (la taille de cet ensemble est fixe pour une exécution donnée mais peut changer d'une exécution à l'autre).</text:span></text:p>
      <text:p text:style-name="P25"><text:span text:style-name="T25"/></text:p>
      <text:p text:style-name="P25"><text:span text:style-name="T25"><text:tab/></text:span><text:span text:style-name="T27">La taille est fixe, mais on ne peut pas utiliser un array car sa taille doit être connue au temps de compilation, or ici nous la donnons au temps d’execution. Il est plus simple de passer par un vector.</text:span></text:p>
      <text:p text:style-name="P4"><text:span text:style-name="T26"/></text:p>
      <text:p text:style-name="P4"><text:span text:style-name="T26"/></text:p>
      <text:p text:style-name="P4"><text:span text:style-name="T18"/></text:p>
      <text:p text:style-name="P4"><text:span text:style-name="T18"/></text:p>
      <text:p text:style-name="P23"/>
      <text:p text:style-name="P22"/>
      <text:p text:style-name="P22"/>
      <text:p text:style-name="P16"/>
      <text:p text:style-name="P2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dobe Devanagari" svg:font-family="'Adobe Devanagari'" style:font-family-generic="system" style:font-pitch="variable"/>
    <style:font-face style:name="Adobe Heiti Std R" svg:font-family="'Adobe Heiti Std R'"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Adobe Heiti Std R" style:font-size-asian="10.5pt" style:language-asian="zh" style:country-asian="CN" style:font-name-complex="Adobe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Adobe Heiti Std R" style:font-size-asian="10.5pt" style:language-asian="zh" style:country-asian="CN" style:font-name-complex="Adobe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officeooo:rsid="001deab7" officeooo:paragraph-rsid="00327a7c"/>
    </style:style>
    <style:style style:name="MT1" style:family="text">
      <style:text-properties officeooo:rsid="0036af1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EPONSES AUX QUESTIONS POSEES DURANT LE PROJET</text:p>
      </style:header>
      <style:footer>
        <text:p text:style-name="Footer"><text:tab/><text:tab/><text:span text:style-name="MT1">Page </text:span><text:span text:style-name="MT1"><text:page-number text:select-page="current">2</text:page-number></text:span><text:span text:style-name="MT1"> of </text:span><text:span text:style-name="MT1"><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8:27:12.208856433</meta:creation-date>
    <meta:generator>LibreOffice/5.1.1.3$Linux_X86_64 LibreOffice_project/10m0$Build-3</meta:generator>
    <dc:date>2016-04-07T00:08:40.638247375</dc:date>
    <meta:editing-duration>P3DT26S</meta:editing-duration>
    <meta:editing-cycles>13</meta:editing-cycles>
    <meta:document-statistic meta:table-count="0" meta:image-count="0" meta:object-count="0" meta:page-count="4" meta:paragraph-count="57" meta:word-count="979" meta:character-count="6196" meta:non-whitespace-character-count="5236"/>
  </office:meta>
</office:document-meta>
</file>